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896in" table:align="margins" style:writing-mode="lr-tb"/>
    </style:style>
    <style:style style:name="Таблица12.A" style:family="table-column">
      <style:table-column-properties style:column-width="2.2292in" style:rel-column-width="21835*"/>
    </style:style>
    <style:style style:name="Таблица12.B" style:family="table-column">
      <style:table-column-properties style:column-width="2.2306in" style:rel-column-width="21849*"/>
    </style:style>
    <style:style style:name="Таблица12.C" style:family="table-column">
      <style:table-column-properties style:column-width="2.2306in" style:rel-column-width="21851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896in" table:align="margins" style:writing-mode="lr-tb"/>
    </style:style>
    <style:style style:name="tgrad1.A" style:family="table-column">
      <style:table-column-properties style:column-width="2.2299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896in" table:align="margins" style:writing-mode="lr-tb"/>
    </style:style>
    <style:style style:name="tgrad2.A" style:family="table-column">
      <style:table-column-properties style:column-width="2.2299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896in" table:align="margins" style:writing-mode="lr-tb"/>
    </style:style>
    <style:style style:name="tgrad3.A" style:family="table-column">
      <style:table-column-properties style:column-width="2.2299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896in" table:align="margins" style:writing-mode="lr-tb"/>
    </style:style>
    <style:style style:name="tgrad4.A" style:family="table-column">
      <style:table-column-properties style:column-width="2.2299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896in" table:align="margins" style:writing-mode="lr-tb"/>
    </style:style>
    <style:style style:name="tgrad5.A" style:family="table-column">
      <style:table-column-properties style:column-width="2.2299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896in" table:align="margins" style:writing-mode="lr-tb"/>
    </style:style>
    <style:style style:name="tgrad6.A" style:family="table-column">
      <style:table-column-properties style:column-width="2.2299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896in" table:align="margins" style:writing-mode="lr-tb"/>
    </style:style>
    <style:style style:name="tgrad7.A" style:family="table-column">
      <style:table-column-properties style:column-width="2.2299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896in" table:align="margins" style:writing-mode="lr-tb"/>
    </style:style>
    <style:style style:name="tgrad8.A" style:family="table-column">
      <style:table-column-properties style:column-width="2.2299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896in" table:align="margins" style:writing-mode="lr-tb"/>
    </style:style>
    <style:style style:name="tgrad9.A" style:family="table-column">
      <style:table-column-properties style:column-width="2.2299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896in" table:align="margins" style:writing-mode="lr-tb"/>
    </style:style>
    <style:style style:name="tgrad10.A" style:family="table-column">
      <style:table-column-properties style:column-width="2.2299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896in" table:align="margins" style:writing-mode="lr-tb"/>
    </style:style>
    <style:style style:name="tgrad11.A" style:family="table-column">
      <style:table-column-properties style:column-width="2.2299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896in" table:align="margins" style:writing-mode="lr-tb"/>
    </style:style>
    <style:style style:name="tgrad12.A" style:family="table-column">
      <style:table-column-properties style:column-width="2.2299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931in" table:align="margins" style:writing-mode="lr-tb"/>
    </style:style>
    <style:style style:name="tgrad13.A" style:family="table-column">
      <style:table-column-properties style:column-width="2.2313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931in" table:align="margins" style:writing-mode="lr-tb"/>
    </style:style>
    <style:style style:name="tgrad14.A" style:family="table-column">
      <style:table-column-properties style:column-width="2.2313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931in" table:align="margins" style:writing-mode="lr-tb"/>
    </style:style>
    <style:style style:name="tgrad15.A" style:family="table-column">
      <style:table-column-properties style:column-width="2.2313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Таблица2" style:family="table">
      <style:table-properties style:width="6.7097in" table:align="center" style:writing-mode="lr-tb"/>
    </style:style>
    <style:style style:name="Таблица2.A" style:family="table-column">
      <style:table-column-properties style:column-width="6.7097in"/>
    </style:style>
    <style:style style:name="Таблица2.1" style:family="table-row">
      <style:table-row-properties style:min-row-height="0.0958in"/>
    </style:style>
    <style:style style:name="Таблица2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text-properties fo:font-size="5pt" style:font-size-asian="5pt" style:font-size-complex="5pt"/>
    </style:style>
    <style:style style:name="P11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2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2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text-properties fo:font-size="2pt" style:font-size-asian="2pt" style:font-size-complex="2pt"/>
    </style:style>
    <style:style style:name="P38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1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3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style:font-name="Arial" style:text-underline-style="none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text-underline-style="non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fo:font-weight="normal" style:font-weight-asian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weight="normal" style:font-weight-asian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bold" style:font-weight-asian="bold"/>
    </style:style>
    <style:style style:name="T39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0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ПРОВЕРКИ</text:p>
      <text:p text:style-name="P6"/>
      <text:p text:style-name="P11"><text:span text:style-name="T11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6">Тип: </text:span><text:span text:style-name="T35">БДКГ-02 </text:span></text:p>
      <text:p text:style-name="P9"/>
      <text:p text:style-name="P7"><text:span text:style-name="T36">з/н: </text:span><text:span text:style-name="T35">$serial</text:span><text:span text:style-name="T38"><text:tab/></text:span></text:p>
      <text:p text:style-name="P10"/>
      <text:p text:style-name="P13"><text:span text:style-name="T7">Диапазон измерения мощности амбиентной дозы:</text:span><text:span text:style-name="T5"><text:tab/></text:span><text:span text:style-name="T12">0.1 мкЗв/ч – 10 Зв/ч;</text:span></text:p>
      <text:p text:style-name="P12"/>
      <text:p text:style-name="P5"><text:span text:style-name="T34">Относительная погрешность измерения:</text:span><text:tab/><text:tab/><text:span text:style-name="T37">± </text:span><text:span text:style-name="T16">15</text:span><text:span text:style-name="T37"> %</text:span></text:p>
      <text:p text:style-name="P8"/>
      <text:p text:style-name="P4">Условия эксплуатации:</text:p>
      <text:p text:style-name="P38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39"><text:span text:style-name="T9">- <text:s/></text:span><text:span text:style-name="T4">Атмосферное давление<text:tab/><text:tab/><text:tab/><text:tab/>98,5 </text:span><text:span text:style-name="T9">kPa</text:span></text:p>
      <text:p text:style-name="P39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39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33">Эталонные средства измерений:</text:p>
      <text:p text:style-name="P34"><text:span text:style-name="T9"><text:s text:c="5"/>- <text:s/></text:span><text:span text:style-name="T39">$facility_1</text:span><text:span text:style-name="T40">10;</text:span></text:p>
      <text:p text:style-name="P31"><text:span text:style-name="T9"><text:s text:c="5"/>- <text:s/></text:span><text:span text:style-name="T39">$</text:span><text:span text:style-name="T40">facility_130;</text:span></text:p>
      <text:p text:style-name="P31"><text:span text:style-name="T9"><text:s text:c="5"/>- <text:s/></text:span><text:span text:style-name="T39">$facility_src_cs_rus</text:span><text:span text:style-name="T40">.</text:span></text:p>
      <text:p text:style-name="P40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24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1.B2" table:number-rows-spanned="3" office:value-type="string">
            <text:p text:style-name="P17">Номер источ-ника</text:p>
          </table:table-cell>
          <table:table-cell table:style-name="t1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1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21"><text:span text:style-name="T29">Предел основной </text:span><text:span text:style-name="T24">относи-тельной</text:span> <text:span text:style-name="T14">погреш-ности</text:span>, </text:p>
            <text:p text:style-name="P21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7">H</text:span><text:span text:style-name="T18">1</text:span></text:p>
          </table:table-cell>
          <table:table-cell table:style-name="t1.D3" office:value-type="string">
            <text:p text:style-name="P23"><text:span text:style-name="T15">H</text:span><text:span text:style-name="T18">2</text:span></text:p>
          </table:table-cell>
          <table:table-cell table:style-name="t1.D3" office:value-type="string">
            <text:p text:style-name="P23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9">0,7 мкЗв/ч</text:p>
          </table:table-cell>
          <table:table-cell table:style-name="t1.B5" office:value-type="string">
            <text:p text:style-name="P20">$1-30.</text:p>
          </table:table-cell>
          <table:table-cell table:style-name="t1.B5" office:value-type="string">
            <text:p text:style-name="P20">$1-40.</text:p>
          </table:table-cell>
          <table:table-cell table:style-name="t1.B5" office:value-type="string">
            <text:p text:style-name="P20">$1-50.</text:p>
          </table:table-cell>
          <table:table-cell table:style-name="t1.B5" office:value-type="string">
            <text:p text:style-name="P20">$1-60.</text:p>
          </table:table-cell>
          <table:table-cell table:style-name="t1.B5" office:value-type="string">
            <text:p text:style-name="P20">$1-70.</text:p>
          </table:table-cell>
          <table:table-cell table:style-name="t1.B5" office:value-type="string">
            <text:p text:style-name="P20">$1-80.</text:p>
          </table:table-cell>
          <table:table-cell table:style-name="t1.B5" office:value-type="string">
            <text:p text:style-name="P20">$1-00.</text:p>
          </table:table-cell>
          <table:table-cell table:style-name="t1.B5" office:value-type="string">
            <text:p text:style-name="P20">$1-10.</text:p>
          </table:table-cell>
          <table:table-cell table:style-name="t1.B5" office:value-type="string">
            <text:p text:style-name="P20">$1-20.</text:p>
          </table:table-cell>
          <table:table-cell table:style-name="t1.K5" table:number-rows-spanned="8" office:value-type="string">
            <text:p text:style-name="P19">±<text:span text:style-name="T14">15</text:span></text:p>
          </table:table-cell>
        </table:table-row>
        <table:table-row>
          <table:table-cell table:style-name="t1.A5" office:value-type="string">
            <text:p text:style-name="P19">7 мкЗв/ч</text:p>
          </table:table-cell>
          <table:table-cell table:style-name="t1.B5" office:value-type="string">
            <text:p text:style-name="P20">$1-31.</text:p>
          </table:table-cell>
          <table:table-cell table:style-name="t1.B5" office:value-type="string">
            <text:p text:style-name="P20">$1-41.</text:p>
          </table:table-cell>
          <table:table-cell table:style-name="t1.B5" office:value-type="string">
            <text:p text:style-name="P20">$1-51.</text:p>
          </table:table-cell>
          <table:table-cell table:style-name="t1.B5" office:value-type="string">
            <text:p text:style-name="P20">$1-61.</text:p>
          </table:table-cell>
          <table:table-cell table:style-name="t1.B5" office:value-type="string">
            <text:p text:style-name="P20">$1-71.</text:p>
          </table:table-cell>
          <table:table-cell table:style-name="t1.B5" office:value-type="string">
            <text:p text:style-name="P20">$1-81.</text:p>
          </table:table-cell>
          <table:table-cell table:style-name="t1.B5" office:value-type="string">
            <text:p text:style-name="P20">$1-01.</text:p>
          </table:table-cell>
          <table:table-cell table:style-name="t1.B5" office:value-type="string">
            <text:p text:style-name="P20">$1-11.</text:p>
          </table:table-cell>
          <table:table-cell table:style-name="t1.B5" office:value-type="string">
            <text:p text:style-name="P20">$1-21.</text:p>
          </table:table-cell>
          <table:covered-table-cell/>
        </table:table-row>
        <table:table-row>
          <table:table-cell table:style-name="t1.A5" office:value-type="string">
            <text:p text:style-name="P19">70 мкЗв/ч</text:p>
          </table:table-cell>
          <table:table-cell table:style-name="t1.B5" office:value-type="string">
            <text:p text:style-name="P20">$1-32.</text:p>
          </table:table-cell>
          <table:table-cell table:style-name="t1.B5" office:value-type="string">
            <text:p text:style-name="P20">$1-42.</text:p>
          </table:table-cell>
          <table:table-cell table:style-name="t1.B5" office:value-type="string">
            <text:p text:style-name="P20">$1-52.</text:p>
          </table:table-cell>
          <table:table-cell table:style-name="t1.B5" office:value-type="string">
            <text:p text:style-name="P20">$1-62.</text:p>
          </table:table-cell>
          <table:table-cell table:style-name="t1.B5" office:value-type="string">
            <text:p text:style-name="P20">$1-72.</text:p>
          </table:table-cell>
          <table:table-cell table:style-name="t1.B5" office:value-type="string">
            <text:p text:style-name="P20">$1-82.</text:p>
          </table:table-cell>
          <table:table-cell table:style-name="t1.B5" office:value-type="string">
            <text:p text:style-name="P20">$1-02.</text:p>
          </table:table-cell>
          <table:table-cell table:style-name="t1.B5" office:value-type="string">
            <text:p text:style-name="P20">$1-12.</text:p>
          </table:table-cell>
          <table:table-cell table:style-name="t1.B5" office:value-type="string">
            <text:p text:style-name="P20">$1-22.</text:p>
          </table:table-cell>
          <table:covered-table-cell/>
        </table:table-row>
        <table:table-row>
          <table:table-cell table:style-name="t1.A5" office:value-type="string">
            <text:p text:style-name="P19">0.7 мЗв/ч</text:p>
          </table:table-cell>
          <table:table-cell table:style-name="t1.B5" office:value-type="string">
            <text:p text:style-name="P20">$1-33.</text:p>
          </table:table-cell>
          <table:table-cell table:style-name="t1.B5" office:value-type="string">
            <text:p text:style-name="P20">$1-43.</text:p>
          </table:table-cell>
          <table:table-cell table:style-name="t1.B5" office:value-type="string">
            <text:p text:style-name="P20">$1-53.</text:p>
          </table:table-cell>
          <table:table-cell table:style-name="t1.B5" office:value-type="string">
            <text:p text:style-name="P20">$1-63.</text:p>
          </table:table-cell>
          <table:table-cell table:style-name="t1.B5" office:value-type="string">
            <text:p text:style-name="P20">$1-73.</text:p>
          </table:table-cell>
          <table:table-cell table:style-name="t1.B5" office:value-type="string">
            <text:p text:style-name="P20">$1-83.</text:p>
          </table:table-cell>
          <table:table-cell table:style-name="t1.B5" office:value-type="string">
            <text:p text:style-name="P20">$1-03.</text:p>
          </table:table-cell>
          <table:table-cell table:style-name="t1.B5" office:value-type="string">
            <text:p text:style-name="P20">$1-13.</text:p>
          </table:table-cell>
          <table:table-cell table:style-name="t1.B5" office:value-type="string">
            <text:p text:style-name="P20">$1-23.</text:p>
          </table:table-cell>
          <table:covered-table-cell/>
        </table:table-row>
        <table:table-row>
          <table:table-cell table:style-name="t1.A5" office:value-type="string">
            <text:p text:style-name="P19">7,0 мЗв/ч</text:p>
          </table:table-cell>
          <table:table-cell table:style-name="t1.B5" office:value-type="string">
            <text:p text:style-name="P20">$1-34.</text:p>
          </table:table-cell>
          <table:table-cell table:style-name="t1.B5" office:value-type="string">
            <text:p text:style-name="P20">$1-44.</text:p>
          </table:table-cell>
          <table:table-cell table:style-name="t1.B5" office:value-type="string">
            <text:p text:style-name="P20">$1-54.</text:p>
          </table:table-cell>
          <table:table-cell table:style-name="t1.B5" office:value-type="string">
            <text:p text:style-name="P20">$1-64.</text:p>
          </table:table-cell>
          <table:table-cell table:style-name="t1.B5" office:value-type="string">
            <text:p text:style-name="P20">$1-74.</text:p>
          </table:table-cell>
          <table:table-cell table:style-name="t1.B5" office:value-type="string">
            <text:p text:style-name="P20">$1-84.</text:p>
          </table:table-cell>
          <table:table-cell table:style-name="t1.B5" office:value-type="string">
            <text:p text:style-name="P20">$1-04.</text:p>
          </table:table-cell>
          <table:table-cell table:style-name="t1.B5" office:value-type="string">
            <text:p text:style-name="P20">$1-14.</text:p>
          </table:table-cell>
          <table:table-cell table:style-name="t1.B5" office:value-type="string">
            <text:p text:style-name="P20">$1-24.</text:p>
          </table:table-cell>
          <table:covered-table-cell/>
        </table:table-row>
        <table:table-row>
          <table:table-cell table:style-name="t1.A5" office:value-type="string">
            <text:p text:style-name="P19">70 мЗв/ч</text:p>
          </table:table-cell>
          <table:table-cell table:style-name="t1.B5" office:value-type="string">
            <text:p text:style-name="P20">$1-35.</text:p>
          </table:table-cell>
          <table:table-cell table:style-name="t1.B5" office:value-type="string">
            <text:p text:style-name="P20">$1-45.</text:p>
          </table:table-cell>
          <table:table-cell table:style-name="t1.B5" office:value-type="string">
            <text:p text:style-name="P20">$1-55.</text:p>
          </table:table-cell>
          <table:table-cell table:style-name="t1.B5" office:value-type="string">
            <text:p text:style-name="P20">$1-65.</text:p>
          </table:table-cell>
          <table:table-cell table:style-name="t1.B5" office:value-type="string">
            <text:p text:style-name="P20">$1-75.</text:p>
          </table:table-cell>
          <table:table-cell table:style-name="t1.B5" office:value-type="string">
            <text:p text:style-name="P20">$1-85.</text:p>
          </table:table-cell>
          <table:table-cell table:style-name="t1.B5" office:value-type="string">
            <text:p text:style-name="P20">$1-05.</text:p>
          </table:table-cell>
          <table:table-cell table:style-name="t1.B5" office:value-type="string">
            <text:p text:style-name="P20">$1-15.</text:p>
          </table:table-cell>
          <table:table-cell table:style-name="t1.B5" office:value-type="string">
            <text:p text:style-name="P20">$1-25.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24">0,7</text:span> Зв/ч</text:p>
          </table:table-cell>
          <table:table-cell table:style-name="t1.B5" office:value-type="string">
            <text:p text:style-name="P20">$1-36.</text:p>
          </table:table-cell>
          <table:table-cell table:style-name="t1.B5" office:value-type="string">
            <text:p text:style-name="P20">$1-46.</text:p>
          </table:table-cell>
          <table:table-cell table:style-name="t1.B5" office:value-type="string">
            <text:p text:style-name="P20">$1-56.</text:p>
          </table:table-cell>
          <table:table-cell table:style-name="t1.B5" office:value-type="string">
            <text:p text:style-name="P20">$1-66.</text:p>
          </table:table-cell>
          <table:table-cell table:style-name="t1.B5" office:value-type="string">
            <text:p text:style-name="P20">$1-76.</text:p>
          </table:table-cell>
          <table:table-cell table:style-name="t1.B5" office:value-type="string">
            <text:p text:style-name="P20">$1-86.</text:p>
          </table:table-cell>
          <table:table-cell table:style-name="t1.B5" office:value-type="string">
            <text:p text:style-name="P20">$1-06.</text:p>
          </table:table-cell>
          <table:table-cell table:style-name="t1.B5" office:value-type="string">
            <text:p text:style-name="P20">$1-16.</text:p>
          </table:table-cell>
          <table:table-cell table:style-name="t1.B5" office:value-type="string">
            <text:p text:style-name="P20">$1-26.</text:p>
          </table:table-cell>
          <table:covered-table-cell/>
        </table:table-row>
        <table:table-row>
          <table:table-cell table:style-name="t1.A12" office:value-type="string">
            <text:p text:style-name="P19">7 Зв/ч</text:p>
          </table:table-cell>
          <table:table-cell table:style-name="t1.B12" office:value-type="string">
            <text:p text:style-name="P20">$1-37.</text:p>
          </table:table-cell>
          <table:table-cell table:style-name="t1.B12" office:value-type="string">
            <text:p text:style-name="P20">$1-47.</text:p>
          </table:table-cell>
          <table:table-cell table:style-name="t1.B12" office:value-type="string">
            <text:p text:style-name="P20">$1-57.</text:p>
          </table:table-cell>
          <table:table-cell table:style-name="t1.B12" office:value-type="string">
            <text:p text:style-name="P20">$1-67.</text:p>
          </table:table-cell>
          <table:table-cell table:style-name="t1.B12" office:value-type="string">
            <text:p text:style-name="P20">$1-77.</text:p>
          </table:table-cell>
          <table:table-cell table:style-name="t1.B12" office:value-type="string">
            <text:p text:style-name="P20">$1-87.</text:p>
          </table:table-cell>
          <table:table-cell table:style-name="t1.B12" office:value-type="string">
            <text:p text:style-name="P20">$1-07.</text:p>
          </table:table-cell>
          <table:table-cell table:style-name="t1.B12" office:value-type="string">
            <text:p text:style-name="P20">$1-17.</text:p>
          </table:table-cell>
          <table:table-cell table:style-name="t1.B12" office:value-type="string">
            <text:p text:style-name="P20">$1-27.</text:p>
          </table:table-cell>
          <table:covered-table-cell/>
        </table:table-row>
      </table:table>
      <text:p text:style-name="P41"/>
      <text:p text:style-name="P4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26">Заводской номер БД</text:p>
          </table:table-cell>
          <table:table-cell table:style-name="Таблица12.B1" office:value-type="string">
            <text:p text:style-name="P26">Градуировочное значение</text:p>
            <text:p text:style-name="P25"><text:span text:style-name="T33">Н</text:span><text:span text:style-name="T23">г</text:span><text:span text:style-name="T33">, нЗв/ч</text:span></text:p>
          </table:table-cell>
          <table:table-cell table:style-name="Таблица12.C1" office:value-type="string">
            <text:p text:style-name="P25"><text:span text:style-name="T33">Активность эталонного источника А</text:span><text:span text:style-name="T23">0</text:span><text:span text:style-name="T33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4">$bd_num_g1<text:span text:style-name="T13">$</text:span></text:p>
          </table:table-cell>
          <table:table-cell table:style-name="tgrad1.B1" office:value-type="string">
            <text:p text:style-name="P14">$grad1$</text:p>
          </table:table-cell>
          <table:table-cell table:style-name="tgrad1.C1" office:value-type="string">
            <text:p text:style-name="P15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4">$bd_num_g2<text:span text:style-name="T13">$</text:span></text:p>
          </table:table-cell>
          <table:table-cell table:style-name="tgrad2.B1" office:value-type="string">
            <text:p text:style-name="P14">$grad2$</text:p>
          </table:table-cell>
          <table:table-cell table:style-name="tgrad2.C1" office:value-type="string">
            <text:p text:style-name="P15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4">$bd_num_g3<text:span text:style-name="T13">$</text:span></text:p>
          </table:table-cell>
          <table:table-cell table:style-name="tgrad3.B1" office:value-type="string">
            <text:p text:style-name="P14">$grad3$</text:p>
          </table:table-cell>
          <table:table-cell table:style-name="tgrad3.C1" office:value-type="string">
            <text:p text:style-name="P15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4">$bd_num_g4<text:span text:style-name="T13">$</text:span></text:p>
          </table:table-cell>
          <table:table-cell table:style-name="tgrad4.B1" office:value-type="string">
            <text:p text:style-name="P14">$grad4$</text:p>
          </table:table-cell>
          <table:table-cell table:style-name="tgrad4.C1" office:value-type="string">
            <text:p text:style-name="P15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4">$bd_num_g5<text:span text:style-name="T13">$</text:span></text:p>
          </table:table-cell>
          <table:table-cell table:style-name="tgrad5.B1" office:value-type="string">
            <text:p text:style-name="P14">$grad5$</text:p>
          </table:table-cell>
          <table:table-cell table:style-name="tgrad5.C1" office:value-type="string">
            <text:p text:style-name="P15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4">$bd_num_g6<text:span text:style-name="T13">$</text:span></text:p>
          </table:table-cell>
          <table:table-cell table:style-name="tgrad6.B1" office:value-type="string">
            <text:p text:style-name="P14">$grad6$</text:p>
          </table:table-cell>
          <table:table-cell table:style-name="tgrad6.C1" office:value-type="string">
            <text:p text:style-name="P15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4">$bd_num_g7<text:span text:style-name="T13">$</text:span></text:p>
          </table:table-cell>
          <table:table-cell table:style-name="tgrad7.B1" office:value-type="string">
            <text:p text:style-name="P14">$grad7$</text:p>
          </table:table-cell>
          <table:table-cell table:style-name="tgrad7.C1" office:value-type="string">
            <text:p text:style-name="P15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4">$bd_num_g8<text:span text:style-name="T13">$</text:span></text:p>
          </table:table-cell>
          <table:table-cell table:style-name="tgrad8.B1" office:value-type="string">
            <text:p text:style-name="P14">$grad8$</text:p>
          </table:table-cell>
          <table:table-cell table:style-name="tgrad8.C1" office:value-type="string">
            <text:p text:style-name="P15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4">$bd_num_g9<text:span text:style-name="T13">$</text:span></text:p>
          </table:table-cell>
          <table:table-cell table:style-name="tgrad9.B1" office:value-type="string">
            <text:p text:style-name="P14">$grad9$</text:p>
          </table:table-cell>
          <table:table-cell table:style-name="tgrad9.C1" office:value-type="string">
            <text:p text:style-name="P15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4">$bd_num_g10<text:span text:style-name="T13">$</text:span></text:p>
          </table:table-cell>
          <table:table-cell table:style-name="tgrad10.B1" office:value-type="string">
            <text:p text:style-name="P14">$grad10$</text:p>
          </table:table-cell>
          <table:table-cell table:style-name="tgrad10.C1" office:value-type="string">
            <text:p text:style-name="P15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14">$bd_num_g11<text:span text:style-name="T13">$</text:span></text:p>
          </table:table-cell>
          <table:table-cell table:style-name="tgrad11.B1" office:value-type="string">
            <text:p text:style-name="P14">$grad11$</text:p>
          </table:table-cell>
          <table:table-cell table:style-name="tgrad11.C1" office:value-type="string">
            <text:p text:style-name="P15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14">$bd_num_g12<text:span text:style-name="T13">$</text:span></text:p>
          </table:table-cell>
          <table:table-cell table:style-name="tgrad12.B1" office:value-type="string">
            <text:p text:style-name="P14">$grad12$</text:p>
          </table:table-cell>
          <table:table-cell table:style-name="tgrad12.C1" office:value-type="string">
            <text:p text:style-name="P15">$activity</text:p>
          </table:table-cell>
        </table:table-row>
      </table:table>
      <table:table table:name="tgrad13" table:style-name="tgrad13">
        <table:table-column table:style-name="tgrad13.A" table:number-columns-repeated="3"/>
        <text:soft-page-break/>
        <table:table-row>
          <table:table-cell table:style-name="tgrad13.A1" office:value-type="string">
            <text:p text:style-name="P14">$bd_num_g13<text:span text:style-name="T13">$</text:span></text:p>
          </table:table-cell>
          <table:table-cell table:style-name="tgrad13.B1" office:value-type="string">
            <text:p text:style-name="P14">$grad13$</text:p>
          </table:table-cell>
          <table:table-cell table:style-name="tgrad13.C1" office:value-type="string">
            <text:p text:style-name="P15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14">$bd_num_g14<text:span text:style-name="T13">$</text:span></text:p>
          </table:table-cell>
          <table:table-cell table:style-name="tgrad14.B1" office:value-type="string">
            <text:p text:style-name="P14">$grad14$</text:p>
          </table:table-cell>
          <table:table-cell table:style-name="tgrad14.C1" office:value-type="string">
            <text:p text:style-name="P15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14">$bd_num_g15<text:span text:style-name="T13">$</text:span></text:p>
          </table:table-cell>
          <table:table-cell table:style-name="tgrad15.B1" office:value-type="string">
            <text:p text:style-name="P14">$grad15$</text:p>
          </table:table-cell>
          <table:table-cell table:style-name="tgrad15.C1" office:value-type="string">
            <text:p text:style-name="P15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14">$bd_num_g16<text:span text:style-name="T13">$</text:span></text:p>
          </table:table-cell>
          <table:table-cell table:style-name="tgrad16.B1" office:value-type="string">
            <text:p text:style-name="P14">$grad16$</text:p>
          </table:table-cell>
          <table:table-cell table:style-name="tgrad16.C1" office:value-type="string">
            <text:p text:style-name="P15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14">$bd_num_g17<text:span text:style-name="T13">$</text:span></text:p>
          </table:table-cell>
          <table:table-cell table:style-name="tgrad17.B1" office:value-type="string">
            <text:p text:style-name="P14">$grad17$</text:p>
          </table:table-cell>
          <table:table-cell table:style-name="tgrad17.C1" office:value-type="string">
            <text:p text:style-name="P15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14">$bd_num_g18<text:span text:style-name="T13">$</text:span></text:p>
          </table:table-cell>
          <table:table-cell table:style-name="tgrad18.B1" office:value-type="string">
            <text:p text:style-name="P14">$grad18$</text:p>
          </table:table-cell>
          <table:table-cell table:style-name="tgrad18.C1" office:value-type="string">
            <text:p text:style-name="P15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14">$bd_num_g19<text:span text:style-name="T13">$</text:span></text:p>
          </table:table-cell>
          <table:table-cell table:style-name="tgrad19.B1" office:value-type="string">
            <text:p text:style-name="P14">$grad19$</text:p>
          </table:table-cell>
          <table:table-cell table:style-name="tgrad19.C1" office:value-type="string">
            <text:p text:style-name="P15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14">$bd_num_g20<text:span text:style-name="T13">$</text:span></text:p>
          </table:table-cell>
          <table:table-cell table:style-name="tgrad20.B1" office:value-type="string">
            <text:p text:style-name="P14">$grad20$</text:p>
          </table:table-cell>
          <table:table-cell table:style-name="tgrad20.C1" office:value-type="string">
            <text:p text:style-name="P15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14">$bd_num_g21<text:span text:style-name="T13">$</text:span></text:p>
          </table:table-cell>
          <table:table-cell table:style-name="tgrad21.B1" office:value-type="string">
            <text:p text:style-name="P14">$grad21$</text:p>
          </table:table-cell>
          <table:table-cell table:style-name="tgrad21.C1" office:value-type="string">
            <text:p text:style-name="P15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14">$bd_num_g22<text:span text:style-name="T13">$</text:span></text:p>
          </table:table-cell>
          <table:table-cell table:style-name="tgrad22.B1" office:value-type="string">
            <text:p text:style-name="P14">$grad22$</text:p>
          </table:table-cell>
          <table:table-cell table:style-name="tgrad22.C1" office:value-type="string">
            <text:p text:style-name="P15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14">$bd_num_g23<text:span text:style-name="T13">$</text:span></text:p>
          </table:table-cell>
          <table:table-cell table:style-name="tgrad23.B1" office:value-type="string">
            <text:p text:style-name="P14">$grad23$</text:p>
          </table:table-cell>
          <table:table-cell table:style-name="tgrad23.C1" office:value-type="string">
            <text:p text:style-name="P15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14">$bd_num_g24<text:span text:style-name="T13">$</text:span></text:p>
          </table:table-cell>
          <table:table-cell table:style-name="tgrad24.B1" office:value-type="string">
            <text:p text:style-name="P14">$grad24$</text:p>
          </table:table-cell>
          <table:table-cell table:style-name="tgrad24.C1" office:value-type="string">
            <text:p text:style-name="P15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14">$bd_num_g25<text:span text:style-name="T13">$</text:span></text:p>
          </table:table-cell>
          <table:table-cell table:style-name="tgrad25.B1" office:value-type="string">
            <text:p text:style-name="P14">$grad25$</text:p>
          </table:table-cell>
          <table:table-cell table:style-name="tgrad25.C1" office:value-type="string">
            <text:p text:style-name="P15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14">$bd_num_g26<text:span text:style-name="T13">$</text:span></text:p>
          </table:table-cell>
          <table:table-cell table:style-name="tgrad26.B1" office:value-type="string">
            <text:p text:style-name="P14">$grad26$</text:p>
          </table:table-cell>
          <table:table-cell table:style-name="tgrad26.C1" office:value-type="string">
            <text:p text:style-name="P15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14">$bd_num_g27<text:span text:style-name="T13">$</text:span></text:p>
          </table:table-cell>
          <table:table-cell table:style-name="tgrad27.B1" office:value-type="string">
            <text:p text:style-name="P14">$grad27$</text:p>
          </table:table-cell>
          <table:table-cell table:style-name="tgrad27.C1" office:value-type="string">
            <text:p text:style-name="P15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14">$bd_num_g28<text:span text:style-name="T13">$</text:span></text:p>
          </table:table-cell>
          <table:table-cell table:style-name="tgrad28.B1" office:value-type="string">
            <text:p text:style-name="P14">$grad28$</text:p>
          </table:table-cell>
          <table:table-cell table:style-name="tgrad28.C1" office:value-type="string">
            <text:p text:style-name="P15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14">$bd_num_g29<text:span text:style-name="T13">$</text:span></text:p>
          </table:table-cell>
          <table:table-cell table:style-name="tgrad29.B1" office:value-type="string">
            <text:p text:style-name="P14">$grad29$</text:p>
          </table:table-cell>
          <table:table-cell table:style-name="tgrad29.C1" office:value-type="string">
            <text:p text:style-name="P15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14">$bd_num_g30<text:span text:style-name="T13">$</text:span></text:p>
          </table:table-cell>
          <table:table-cell table:style-name="tgrad30.B1" office:value-type="string">
            <text:p text:style-name="P14">$grad30$</text:p>
          </table:table-cell>
          <table:table-cell table:style-name="tgrad30.C1" office:value-type="string">
            <text:p text:style-name="P15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14">$bd_num_g31<text:span text:style-name="T13">$</text:span></text:p>
          </table:table-cell>
          <table:table-cell table:style-name="tgrad31.B1" office:value-type="string">
            <text:p text:style-name="P14">$grad31$</text:p>
          </table:table-cell>
          <table:table-cell table:style-name="tgrad31.C1" office:value-type="string">
            <text:p text:style-name="P15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14">$bd_num_g32<text:span text:style-name="T13">$</text:span></text:p>
          </table:table-cell>
          <table:table-cell table:style-name="tgrad32.B1" office:value-type="string">
            <text:p text:style-name="P14">$grad32$</text:p>
          </table:table-cell>
          <table:table-cell table:style-name="tgrad32.C1" office:value-type="string">
            <text:p text:style-name="P15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14">$bd_num_g33<text:span text:style-name="T13">$</text:span></text:p>
          </table:table-cell>
          <table:table-cell table:style-name="tgrad33.B1" office:value-type="string">
            <text:p text:style-name="P14">$grad33$</text:p>
          </table:table-cell>
          <table:table-cell table:style-name="tgrad33.C1" office:value-type="string">
            <text:p text:style-name="P15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14">$bd_num_g34<text:span text:style-name="T13">$</text:span></text:p>
          </table:table-cell>
          <table:table-cell table:style-name="tgrad34.B1" office:value-type="string">
            <text:p text:style-name="P14">$grad34$</text:p>
          </table:table-cell>
          <table:table-cell table:style-name="tgrad34.C1" office:value-type="string">
            <text:p text:style-name="P15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14">$bd_num_g35<text:span text:style-name="T13">$</text:span></text:p>
          </table:table-cell>
          <table:table-cell table:style-name="tgrad35.B1" office:value-type="string">
            <text:p text:style-name="P14">$grad35$</text:p>
          </table:table-cell>
          <table:table-cell table:style-name="tgrad35.C1" office:value-type="string">
            <text:p text:style-name="P15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14">$bd_num_g36<text:span text:style-name="T13">$</text:span></text:p>
          </table:table-cell>
          <table:table-cell table:style-name="tgrad36.B1" office:value-type="string">
            <text:p text:style-name="P14">$grad36$</text:p>
          </table:table-cell>
          <table:table-cell table:style-name="tgrad36.C1" office:value-type="string">
            <text:p text:style-name="P15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14">$bd_num_g37<text:span text:style-name="T13">$</text:span></text:p>
          </table:table-cell>
          <table:table-cell table:style-name="tgrad37.B1" office:value-type="string">
            <text:p text:style-name="P14">$grad37$</text:p>
          </table:table-cell>
          <table:table-cell table:style-name="tgrad37.C1" office:value-type="string">
            <text:p text:style-name="P15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14">$bd_num_g38<text:span text:style-name="T13">$</text:span></text:p>
          </table:table-cell>
          <table:table-cell table:style-name="tgrad38.B1" office:value-type="string">
            <text:p text:style-name="P14">$grad38$</text:p>
          </table:table-cell>
          <table:table-cell table:style-name="tgrad38.C1" office:value-type="string">
            <text:p text:style-name="P15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14">$bd_num_g39<text:span text:style-name="T13">$</text:span></text:p>
          </table:table-cell>
          <table:table-cell table:style-name="tgrad39.B1" office:value-type="string">
            <text:p text:style-name="P14">$grad39$</text:p>
          </table:table-cell>
          <table:table-cell table:style-name="tgrad39.C1" office:value-type="string">
            <text:p text:style-name="P15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14">$bd_num_g40<text:span text:style-name="T13">$</text:span></text:p>
          </table:table-cell>
          <table:table-cell table:style-name="tgrad40.B1" office:value-type="string">
            <text:p text:style-name="P14">$grad40$</text:p>
          </table:table-cell>
          <table:table-cell table:style-name="tgrad40.C1" office:value-type="string">
            <text:p text:style-name="P15">$activity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7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0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0">(<text:span text:style-name="T31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84in" fo:margin-right="0.7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4:25:55.06</dc:date>
    <meta:print-date>2019-04-03T15:18:00</meta:print-date>
    <meta:editing-cycles>143</meta:editing-cycles>
    <meta:editing-duration>PT9H12M58S</meta:editing-duration>
    <meta:generator>OpenOffice/4.1.6$Win32 OpenOffice.org_project/416m1$Build-9790</meta:generator>
    <meta:document-statistic meta:table-count="44" meta:image-count="1" meta:object-count="0" meta:page-count="2" meta:paragraph-count="248" meta:word-count="351" meta:character-count="2857"/>
  </office:meta>
</office:document-meta>
</file>